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5786" officeooo:paragraph-rsid="000f5786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f5786" officeooo:paragraph-rsid="000f5786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3c0da" officeooo:paragraph-rsid="0013c0da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3c0da" officeooo:paragraph-rsid="0013c0d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83743" officeooo:paragraph-rsid="00183743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0f5786" officeooo:paragraph-rsid="000f578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5786" officeooo:paragraph-rsid="000f578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83743" officeooo:paragraph-rsid="00183743" style:font-size-asian="10.5pt" style:font-weight-asian="normal" style:font-size-complex="12pt" style:font-weight-complex="normal"/>
    </style:style>
    <style:style style:name="T1" style:family="text">
      <style:text-properties officeooo:rsid="0012f627"/>
    </style:style>
    <style:style style:name="T2" style:family="text">
      <style:text-properties officeooo:rsid="00130594"/>
    </style:style>
    <style:style style:name="T3" style:family="text">
      <style:text-properties officeooo:rsid="00139519"/>
    </style:style>
    <style:style style:name="T4" style:family="text">
      <style:text-properties officeooo:rsid="0013c0da"/>
    </style:style>
    <style:style style:name="T5" style:family="text">
      <style:text-properties officeooo:rsid="0013cdf4"/>
    </style:style>
    <style:style style:name="T6" style:family="text">
      <style:text-properties officeooo:rsid="0015c052"/>
    </style:style>
    <style:style style:name="T7" style:family="text">
      <style:text-properties officeooo:rsid="001669ad"/>
    </style:style>
    <style:style style:name="T8" style:family="text">
      <style:text-properties officeooo:rsid="00183743"/>
    </style:style>
    <style:style style:name="T9" style:family="text">
      <style:text-properties officeooo:rsid="0019ca46"/>
    </style:style>
    <style:style style:name="T10" style:family="text">
      <style:text-properties officeooo:rsid="0019cf03"/>
    </style:style>
    <style:style style:name="T11" style:family="text">
      <style:text-properties officeooo:rsid="001b1a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PI2 – Cahier des charges</text:p>
      <text:p text:style-name="P3"/>
      <text:p text:style-name="P3"/>
      <text:p text:style-name="P4">Jeu de base</text:p>
      <text:p text:style-name="P6"/>
      <text:p text:style-name="P7">- 2 snakes : taille augmente progressivement</text:p>
      <text:p text:style-name="P7">- plateau fermé : murs mortels <text:span text:style-name="T1">(peut changer dans une variante)</text:span></text:p>
      <text:p text:style-name="P7">- murs et autre snake = obstacles</text:p>
      <text:p text:style-name="P7">- <text:span text:style-name="T1">taille du plateau fixe et choisie par le joueur</text:span></text:p>
      <text:p text:style-name="P7">- <text:span text:style-name="T1">fin du jeu lorsque qu'un snake meurt</text:span></text:p>
      <text:p text:style-name="P7">- <text:span text:style-name="T1">2 directions possibles : gauche et droite (avance toujours)</text:span></text:p>
      <text:p text:style-name="P7">- <text:span text:style-name="T1">vitesse fixe</text:span></text:p>
      <text:p text:style-name="P7">- <text:span text:style-name="T2">victoire en x manches demandé au début (1 pt par manche) → revient au menu à la fin</text:span></text:p>
      <text:p text:style-name="P7">- <text:span text:style-name="T3">menu : Jouer, Options, Aide, Quitter</text:span></text:p>
      <text:p text:style-name="P7">- <text:span text:style-name="T3">4 positions de départ possibles (haut, bas, gauche, droite) : on en choisit 2</text:span></text:p>
      <text:p text:style-name="P7">- <text:span text:style-name="T4">IA random, pas de suicide</text:span></text:p>
      <text:p text:style-name="P7"/>
      <text:p text:style-name="P7"/>
      <text:p text:style-name="P4">Variantes</text:p>
      <text:p text:style-name="P7"/>
      <text:p text:style-name="P7">- <text:span text:style-name="T4">Bibliothèque graphique + sons</text:span></text:p>
      <text:p text:style-name="P7">- <text:span text:style-name="T4">Power-up :</text:span></text:p>
      <text:p text:style-name="P7"><text:tab/>→<text:span text:style-name="T4"> Accélération (pour soi et pour les autres)</text:span></text:p>
      <text:p text:style-name="P7"><text:tab/>→<text:span text:style-name="T4"> Ralentissement (idem)</text:span></text:p>
      <text:p text:style-name="P7"><text:tab/>→<text:span text:style-name="T4"> Augmenter la taille (rallonger)</text:span></text:p>
      <text:p text:style-name="P7"><text:tab/>→<text:span text:style-name="T4"> Réduire la taille</text:span></text:p>
      <text:p text:style-name="P7"><text:tab/>→<text:span text:style-name="T4"> Changement de sens</text:span></text:p>
      <text:p text:style-name="P7">- <text:span text:style-name="T4">IA def : pas de suicide, on s'éloigne des coins et de la tête du snake</text:span></text:p>
      <text:p text:style-name="P7">- <text:span text:style-name="T4">IA off : se dirige vers la tête du snake</text:span></text:p>
      <text:p text:style-name="P7">- <text:span text:style-name="T5">murs au milieu et plateau de forme différente</text:span></text:p>
      <text:p text:style-name="P7">- <text:span text:style-name="T8">plus de serpents</text:span></text:p>
      <text:p text:style-name="P7">- <text:span text:style-name="T7">niveaux de difficulté : changement de vitesse</text:span></text:p>
      <text:p text:style-name="P7">- <text:span text:style-name="T5">tunnels : plusieurs sorties éventuelles (PLUS TARD)</text:span></text:p>
      <text:p text:style-name="P7">- <text:span text:style-name="T6">réseau : sockets</text:span></text:p>
      <text:p text:style-name="P7"/>
      <text:p text:style-name="P7"/>
      <text:p text:style-name="P5">Structures de données du plateau et des serpents, affichage et déplacement</text:p>
      <text:p text:style-name="P8"/>
      <text:p text:style-name="P8">→ Plateau : tableau à deux dimensions, rectangulaire de base (forme différente dans les variantes)</text:p>
      <text:p text:style-name="P8"/>
      <text:p text:style-name="P8">→ Serpents : structure avec :</text:p>
      <text:p text:style-name="P8"><text:tab/><text:tab/><text:tab/>- id <text:span text:style-name="T9">(int)</text:span></text:p>
      <text:p text:style-name="P8"><text:tab/><text:tab/><text:tab/>- <text:span text:style-name="T9">vitesse (int)</text:span></text:p>
      <text:p text:style-name="P8"><text:tab/><text:tab/><text:tab/>- <text:span text:style-name="T10">taille (int)</text:span></text:p>
      <text:p text:style-name="P8"><text:tab/><text:tab/><text:tab/>- <text:span text:style-name="T10">tableau de points (structure Point (x int, y int))</text:span></text:p>
      <text:p text:style-name="P8"><text:tab/><text:tab/><text:tab/>- <text:span text:style-name="T11">tête (Point)</text:span></text:p>
      <text:p text:style-name="P8"><text:tab/><text:tab/><text:tab/>- <text:span text:style-name="T11">direction (enum : top, right, bot, left)</text:span></text:p>
      <text:p text:style-name="P8"><text:soft-page-break/>→ Affichage : bibliothèque graphique (jolie)</text:p>
      <text:p text:style-name="P8"/>
      <text:p text:style-name="P8">→ Déplacement : cases, angles droits, le snake avance toujours (gauche et droite sont possibles)</text:p>
      <text:p text:style-name="P8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6:37:33.394859726</meta:creation-date>
    <dc:date>2016-02-10T19:04:25.905421069</dc:date>
    <meta:editing-duration>PT2H17M43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2" meta:paragraph-count="40" meta:word-count="287" meta:character-count="1567" meta:non-whitespace-character-count="1294"/>
  </office:meta>
</office:document-meta>
</file>